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z-fixed" svg:font-family="moz-fixed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0" style:family="table">
      <style:table-properties style:width="17.59cm" table:align="margins" style:writing-mode="lr-tb"/>
    </style:style>
    <style:style style:name="Tabelle10.A" style:family="table-column">
      <style:table-column-properties style:column-width="17.59cm" style:rel-column-width="65535*"/>
    </style:style>
    <style:style style:name="Tabelle10.A1" style:family="table-cell">
      <style:table-cell-properties fo:padding="0.097cm" fo:border="0.05pt solid #808080"/>
    </style:style>
    <style:style style:name="Tabelle10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e11" style:family="table">
      <style:table-properties style:width="17.59cm" table:align="margins" style:writing-mode="lr-tb"/>
    </style:style>
    <style:style style:name="Tabelle11.A" style:family="table-column">
      <style:table-column-properties style:column-width="17.59cm" style:rel-column-width="65535*"/>
    </style:style>
    <style:style style:name="Tabelle11.A1" style:family="table-cell">
      <style:table-cell-properties fo:padding="0.097cm" fo:border="0.05pt solid #808080"/>
    </style:style>
    <style:style style:name="Tabelle11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e12" style:family="table">
      <style:table-properties style:width="17.59cm" table:align="margins" style:writing-mode="lr-tb"/>
    </style:style>
    <style:style style:name="Tabelle12.A" style:family="table-column">
      <style:table-column-properties style:column-width="17.59cm" style:rel-column-width="65535*"/>
    </style:style>
    <style:style style:name="Tabelle12.A1" style:family="table-cell">
      <style:table-cell-properties fo:padding="0.097cm" fo:border="0.05pt solid #808080"/>
    </style:style>
    <style:style style:name="Tabelle12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e13" style:family="table">
      <style:table-properties style:width="17.59cm" table:align="margins" style:writing-mode="lr-tb"/>
    </style:style>
    <style:style style:name="Tabelle13.A" style:family="table-column">
      <style:table-column-properties style:column-width="17.59cm" style:rel-column-width="65535*"/>
    </style:style>
    <style:style style:name="Tabelle13.A1" style:family="table-cell">
      <style:table-cell-properties fo:padding="0.097cm" fo:border="0.05pt solid #808080"/>
    </style:style>
    <style:style style:name="Tabelle13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e14" style:family="table">
      <style:table-properties style:width="17.59cm" table:align="margins" style:writing-mode="lr-tb"/>
    </style:style>
    <style:style style:name="Tabelle14.A" style:family="table-column">
      <style:table-column-properties style:column-width="17.59cm" style:rel-column-width="65535*"/>
    </style:style>
    <style:style style:name="Tabelle14.A1" style:family="table-cell">
      <style:table-cell-properties fo:padding="0.097cm" fo:border="0.05pt solid #808080"/>
    </style:style>
    <style:style style:name="Tabelle14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e15" style:family="table">
      <style:table-properties style:width="17.59cm" table:align="margins" style:writing-mode="lr-tb"/>
    </style:style>
    <style:style style:name="Tabelle15.A" style:family="table-column">
      <style:table-column-properties style:column-width="17.59cm" style:rel-column-width="65535*"/>
    </style:style>
    <style:style style:name="Tabelle15.A1" style:family="table-cell">
      <style:table-cell-properties fo:padding="0.097cm" fo:border="0.05pt solid #808080"/>
    </style:style>
    <style:style style:name="Tabelle15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e16" style:family="table">
      <style:table-properties style:width="17.59cm" table:align="margins" style:writing-mode="lr-tb"/>
    </style:style>
    <style:style style:name="Tabelle16.A" style:family="table-column">
      <style:table-column-properties style:column-width="17.59cm" style:rel-column-width="65535*"/>
    </style:style>
    <style:style style:name="Tabelle16.A1" style:family="table-cell">
      <style:table-cell-properties fo:padding="0.097cm" fo:border="0.05pt solid #808080"/>
    </style:style>
    <style:style style:name="Tabelle16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e17" style:family="table">
      <style:table-properties style:width="17.59cm" table:align="margins" style:writing-mode="lr-tb"/>
    </style:style>
    <style:style style:name="Tabelle17.A" style:family="table-column">
      <style:table-column-properties style:column-width="17.59cm" style:rel-column-width="65535*"/>
    </style:style>
    <style:style style:name="Tabelle17.A1" style:family="table-cell">
      <style:table-cell-properties fo:padding="0.097cm" fo:border="0.05pt solid #808080"/>
    </style:style>
    <style:style style:name="Tabelle17.A2" style:family="table-cell">
      <style:table-cell-properties fo:padding="0.097cm" fo:border-left="0.05pt solid #808080" fo:border-right="0.05pt solid #808080" fo:border-top="none" fo:border-bottom="0.05pt solid #808080"/>
    </style:style>
    <style:style style:name="Tabelle18" style:family="table">
      <style:table-properties style:width="17.59cm" table:align="margins" style:writing-mode="lr-tb"/>
    </style:style>
    <style:style style:name="Tabelle18.A" style:family="table-column">
      <style:table-column-properties style:column-width="17.59cm" style:rel-column-width="65535*"/>
    </style:style>
    <style:style style:name="Tabelle18.A1" style:family="table-cell">
      <style:table-cell-properties style:vertical-align="middle" fo:padding="0.097cm" fo:border="0.05pt solid #808080"/>
    </style:style>
    <style:style style:name="Tabelle18.A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le19" style:family="table">
      <style:table-properties style:width="17.59cm" table:align="margins" style:writing-mode="lr-tb"/>
    </style:style>
    <style:style style:name="Tabelle19.A" style:family="table-column">
      <style:table-column-properties style:column-width="17.59cm" style:rel-column-width="65535*"/>
    </style:style>
    <style:style style:name="Tabelle19.A1" style:family="table-cell">
      <style:table-cell-properties style:vertical-align="middle" fo:padding="0.097cm" fo:border="0.05pt solid #808080"/>
    </style:style>
    <style:style style:name="Tabelle19.A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le20" style:family="table">
      <style:table-properties style:width="17.59cm" table:align="margins" style:writing-mode="lr-tb"/>
    </style:style>
    <style:style style:name="Tabelle20.A" style:family="table-column">
      <style:table-column-properties style:column-width="17.59cm" style:rel-column-width="65535*"/>
    </style:style>
    <style:style style:name="Tabelle20.A1" style:family="table-cell">
      <style:table-cell-properties style:vertical-align="middle" fo:padding="0.097cm" fo:border="0.05pt solid #808080"/>
    </style:style>
    <style:style style:name="Tabelle20.A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le21" style:family="table">
      <style:table-properties style:width="17.59cm" table:align="margins" style:writing-mode="lr-tb"/>
    </style:style>
    <style:style style:name="Tabelle21.A" style:family="table-column">
      <style:table-column-properties style:column-width="17.59cm" style:rel-column-width="65535*"/>
    </style:style>
    <style:style style:name="Tabelle21.A1" style:family="table-cell">
      <style:table-cell-properties style:vertical-align="middle" fo:padding="0.097cm" fo:border="0.05pt solid #808080"/>
    </style:style>
    <style:style style:name="Tabelle21.A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le22" style:family="table">
      <style:table-properties style:width="17.59cm" table:align="margins" style:writing-mode="lr-tb"/>
    </style:style>
    <style:style style:name="Tabelle22.A" style:family="table-column">
      <style:table-column-properties style:column-width="17.59cm" style:rel-column-width="65535*"/>
    </style:style>
    <style:style style:name="Tabelle22.A1" style:family="table-cell">
      <style:table-cell-properties style:vertical-align="middle" fo:padding="0.097cm" fo:border="0.05pt solid #808080"/>
    </style:style>
    <style:style style:name="Tabelle22.A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P1" style:family="paragraph" style:parent-style-name="Text_20_body" style:list-style-name="L1">
      <style:text-properties officeooo:rsid="004eb4cb" officeooo:paragraph-rsid="001c1bd6"/>
    </style:style>
    <style:style style:name="P2" style:family="paragraph" style:parent-style-name="Text_20_body">
      <style:text-properties officeooo:rsid="004eb4cb" officeooo:paragraph-rsid="001c1bd6"/>
    </style:style>
    <style:style style:name="P3" style:family="paragraph" style:parent-style-name="Text_20_body">
      <style:paragraph-properties fo:break-before="page"/>
      <style:text-properties officeooo:rsid="004eb4cb" officeooo:paragraph-rsid="001c1bd6"/>
    </style:style>
    <style:style style:name="P4" style:family="paragraph" style:parent-style-name="Standard">
      <style:text-properties style:font-name="moz-fixed" fo:font-size="10.5pt" fo:language="de" fo:country="DE" officeooo:rsid="004eb4cb" officeooo:paragraph-rsid="001c1bd6"/>
    </style:style>
    <style:style style:name="P5" style:family="paragraph" style:parent-style-name="Überschrift_20_3_20_ohne_20_Nummer">
      <style:text-properties officeooo:paragraph-rsid="001c1bd6"/>
    </style:style>
    <style:style style:name="P6" style:family="paragraph" style:parent-style-name="Überschrift_20_3_20_ohne_20_Nummer">
      <style:paragraph-properties fo:break-before="page"/>
      <style:text-properties officeooo:paragraph-rsid="001c1bd6"/>
    </style:style>
    <style:style style:name="P7" style:family="paragraph" style:parent-style-name="Table_20_Contents">
      <style:text-properties officeooo:rsid="004eb4cb" officeooo:paragraph-rsid="001c1bd6"/>
    </style:style>
    <style:style style:name="P8" style:family="paragraph" style:parent-style-name="Table_20_Contents">
      <style:text-properties officeooo:rsid="004fca89" officeooo:paragraph-rsid="001c1bd6"/>
    </style:style>
    <style:style style:name="P9" style:family="paragraph" style:parent-style-name="Table_20_Contents">
      <style:text-properties style:font-name="moz-fixed" fo:font-size="10.5pt" fo:language="de" fo:country="DE" officeooo:paragraph-rsid="001c1bd6"/>
    </style:style>
    <style:style style:name="P10" style:family="paragraph" style:parent-style-name="Table_20_Contents">
      <style:text-properties officeooo:paragraph-rsid="001c1bd6"/>
    </style:style>
    <style:style style:name="P11" style:family="paragraph" style:parent-style-name="Preformatted_20_Text">
      <style:text-properties officeooo:rsid="004eb4cb" officeooo:paragraph-rsid="001c1bd6"/>
    </style:style>
    <style:style style:name="P12" style:family="paragraph" style:parent-style-name="Preformatted_20_Text">
      <style:text-properties style:font-name="moz-fixed" fo:font-size="10.5pt" fo:language="de" fo:country="DE" officeooo:rsid="004eb4cb" officeooo:paragraph-rsid="001c1bd6"/>
    </style:style>
    <style:style style:name="P13" style:family="paragraph" style:parent-style-name="Preformatted_20_Text">
      <style:text-properties style:font-name="moz-fixed" fo:font-size="10.5pt" fo:language="de" fo:country="DE" officeooo:paragraph-rsid="001c1bd6"/>
    </style:style>
    <style:style style:name="P14" style:family="paragraph" style:parent-style-name="Preformatted_20_Text">
      <style:text-properties officeooo:paragraph-rsid="001c1bd6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c1bd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4eb4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bookmark-start text:name="X5f3af945f4b53a55abedc7fc0a5986e719cf2b3"/>Informationen (E-Mails) <text:bookmark-end text:name="X5f3af945f4b53a55abedc7fc0a5986e719cf2b3"/></text:h>
      <text:p text:style-name="P2">Ein Großteil der Informationen die die Testpersonen in den Aufgaben 1-1a und 1-1b einsortieren mussten, wurden in Form von E-Mail präsentiert. Im Folgenden sind diese E-Mails aufgelistet.</text:p>
      <text:p text:style-name="P2">Zusätzlich zu den E-Mails mussten noch vier Dateien aus einem Ordner <text:span text:style-name="T1">Aufgabe 1</text:span> sortiert werden. Bei diesen Dateien handelt es sich um:</text:p>
      <text:list xml:id="list1177078606" text:style-name="L1">
        <text:list-item>
          <text:p text:style-name="P1">(PDF) 911.pdf<text:tab/>Ein <text:tab/>Fahrbericht über den Porsche 911</text:p>
        </text:list-item>
        <text:list-item>
          <text:p text:style-name="P1">(PDF) Eat smarter. <text:tab/>Ein Rezept</text:p>
        </text:list-item>
        <text:list-item>
          <text:p text:style-name="P1">Space.jpg<text:tab/><text:tab/>Eine Aufnahme der Erde aus dem Weltraum</text:p>
        </text:list-item>
        <text:list-item>
          <text:p text:style-name="P1">Wasser.pptx<text:tab/><text:tab/>Eine Präsentation über Brunnenbau in Kenia</text:p>
        </text:list-item>
      </text:list>
      <text:p text:style-name="P2"/>
      <text:p text:style-name="P2">Die E-Mails:</text:p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7">Von:<text:line-break/>Benutzerstudie &lt;userstudy@jumpdrive.de&gt;</text:p>
          </table:table-cell>
        </table:table-row>
        <table:table-row>
          <table:table-cell table:style-name="Tabelle10.A2" office:value-type="string">
            <text:p text:style-name="P10"><text:span text:style-name="T2">Betreff:</text:span><text:line-break/>Urlaub</text:p>
          </table:table-cell>
        </table:table-row>
        <table:table-row>
          <table:table-cell table:style-name="Tabelle10.A2" office:value-type="string">
            <text:p text:style-name="P7">Inhalt:</text:p>
            <text:p text:style-name="P10">Hier noch ein paar nacharbeitete Bilder aus unserem Urlaub.</text:p>
          </table:table-cell>
        </table:table-row>
        <table:table-row>
          <table:table-cell table:style-name="Tabelle10.A2" office:value-type="string">
            <text:p text:style-name="P7">Anhang:<text:line-break/>6x Bilder aus Paris</text:p>
          </table:table-cell>
        </table:table-row>
      </table:table>
      <text:p text:style-name="P2"/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7">Von:<text:line-break/>Benutzerstudie &lt;userstudy@jumpdrive.de&gt;</text:p>
          </table:table-cell>
        </table:table-row>
        <table:table-row>
          <table:table-cell table:style-name="Tabelle11.A2" office:value-type="string">
            <text:p text:style-name="P10"><text:span text:style-name="T2">Betreff:</text:span><text:line-break/>Bücher</text:p>
          </table:table-cell>
        </table:table-row>
        <table:table-row>
          <table:table-cell table:style-name="Tabelle11.A2" office:value-type="string">
            <text:p text:style-name="P7">Inhalt:</text:p>
            <text:p text:style-name="P11">Hi</text:p>
            <text:p text:style-name="P14"/>
            <text:p text:style-name="P14">Nachdem wir uns gestern in der Stadt getroffen haben, hab ich hier</text:p>
            <text:p text:style-name="P14">nochmal die Liste mit den Büchern, die ich dir sehr empfehlen kann:</text:p>
            <text:p text:style-name="P14">- Das Haus am See</text:p>
            <text:p text:style-name="P14">- Käptn wieder alle Vernunft</text:p>
            <text:p text:style-name="P14">- Kopflos</text:p>
            <text:p text:style-name="P15">- Sterne über der Toskana</text:p>
          </table:table-cell>
        </table:table-row>
        <table:table-row>
          <table:table-cell table:style-name="Tabelle11.A2" office:value-type="string">
            <text:p text:style-name="P7">Anhang: <text:line-break/>---</text:p>
          </table:table-cell>
        </table:table-row>
      </table:table>
      <text:p text:style-name="P2"/>
      <text:p text:style-name="P2"/>
      <table:table table:name="Tabelle12" table:style-name="Tabelle12">
        <table:table-column table:style-name="Tabelle12.A"/>
        <text:soft-page-break/>
        <table:table-row>
          <table:table-cell table:style-name="Tabelle12.A1" office:value-type="string">
            <text:p text:style-name="P7">Von:<text:line-break/>Benutzerstudie &lt;userstudy@jumpdrive.de&gt;</text:p>
          </table:table-cell>
        </table:table-row>
        <table:table-row>
          <table:table-cell table:style-name="Tabelle12.A2" office:value-type="string">
            <text:p text:style-name="P10"><text:span text:style-name="T2">Betreff:</text:span><text:line-break/>Terminbestätigung</text:p>
          </table:table-cell>
        </table:table-row>
        <table:table-row>
          <table:table-cell table:style-name="Tabelle12.A2" office:value-type="string">
            <text:p text:style-name="P7">Inhalt:<text:line-break/></text:p>
            <text:p text:style-name="P14"><text:span text:style-name="T2">Wie vereinbart erhalten sie hier nochmal die Terminbestätigung für den </text:span>vereinbarten Zahnarzt-Termin:</text:p>
            <text:p text:style-name="P14"/>
            <text:p text:style-name="P14">Zahnärztliche Prophylaxe-Untersuchung</text:p>
            <text:p text:style-name="P14">Di. 20.08.2019, 16:40</text:p>
            <text:p text:style-name="P14">Dauer: ca 20 Minuten</text:p>
            <text:p text:style-name="P14"/>
            <text:p text:style-name="P14">* Dies ist eine automatische Nachricht, bitte antworten sie nicht auf</text:p>
            <text:p text:style-name="P15">diese Mail *</text:p>
          </table:table-cell>
        </table:table-row>
        <table:table-row>
          <table:table-cell table:style-name="Tabelle12.A2" office:value-type="string">
            <text:p text:style-name="P7">Anhang:<text:line-break/>---</text:p>
          </table:table-cell>
        </table:table-row>
      </table:table>
      <text:p text:style-name="P2"/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">Von:<text:line-break/>Mir &lt;task1@jumpdrive.de&gt;</text:p>
          </table:table-cell>
        </table:table-row>
        <table:table-row>
          <table:table-cell table:style-name="Tabelle13.A2" office:value-type="string">
            <text:p text:style-name="P10"><text:span text:style-name="T2">Betreff:</text:span><text:line-break/>Fwd: Urlaub</text:p>
          </table:table-cell>
        </table:table-row>
        <table:table-row>
          <table:table-cell table:style-name="Tabelle13.A2" office:value-type="string">
            <text:p text:style-name="P7">Inhalt:</text:p>
            <text:p text:style-name="P4"><text:line-break/>Ach ja: Notiz an mich selbst. Folgende Dinge haben uns dieses Mal im Urlaub gefehlt. Nächstes mal sollten wir sie nicht vergessen: <text:line-break/>- Regenjacken <text:line-break/>- 2. Speicherkarte für den Foto <text:line-break/>- Oropax <text:line-break/>- Reisewörterbuch </text:p>
          </table:table-cell>
        </table:table-row>
        <table:table-row>
          <table:table-cell table:style-name="Tabelle13.A2" office:value-type="string">
            <text:p text:style-name="P7">Anhang:<text:line-break/>---</text:p>
          </table:table-cell>
        </table:table-row>
      </table:table>
      <text:p text:style-name="P2"/>
      <text:p text:style-name="P3"/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">Von:<text:line-break/>Benutzerstudie &lt;userstudy@jumpdrive.de&gt;</text:p>
          </table:table-cell>
        </table:table-row>
        <table:table-row>
          <table:table-cell table:style-name="Tabelle14.A2" office:value-type="string">
            <text:p text:style-name="P10"><text:span text:style-name="T2">Betreff:</text:span><text:line-break/>Urban Gardening Guerrilla</text:p>
          </table:table-cell>
        </table:table-row>
        <table:table-row>
          <table:table-cell table:style-name="Tabelle14.A2" office:value-type="string">
            <text:p text:style-name="P7">Inhalt:</text:p>
            <text:p text:style-name="P11">Hi zusammen. Hat voll Spaß gemacht wieder mit euch unterwegs zu sein und</text:p>
            <text:p text:style-name="P14">ein paar Flächen in der Stadt grün zu machen.</text:p>
            <text:p text:style-name="P14">Das sind die Daten von der Steffani, die das nächste mal mit dabei sein</text:p>
            <text:p text:style-name="P14">will:</text:p>
            <text:p text:style-name="P14"/>
            <text:p text:style-name="P14">Steffani Czakov</text:p>
            <text:p text:style-name="P14"><text:a xlink:type="simple" xlink:href="mailto:steffi.cza@gmnix.de" text:style-name="Internet_20_link" text:visited-style-name="Visited_20_Internet_20_Link">steffi.cza@gmnix.de</text:a></text:p>
            <text:p text:style-name="P15">Mobil: 02577 9999999</text:p>
          </table:table-cell>
        </table:table-row>
        <table:table-row>
          <table:table-cell table:style-name="Tabelle14.A2" office:value-type="string">
            <text:p text:style-name="P7">Anhang:<text:line-break/>---</text:p>
          </table:table-cell>
        </table:table-row>
      </table:table>
      <text:p text:style-name="P2"/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">Von:<text:line-break/>Mir &lt;task1@jumpdrive.de&gt;</text:p>
          </table:table-cell>
        </table:table-row>
        <table:table-row>
          <table:table-cell table:style-name="Tabelle15.A2" office:value-type="string">
            <text:p text:style-name="P10"><text:span text:style-name="T2">Betreff:</text:span><text:line-break/>Re: Urlaub</text:p>
          </table:table-cell>
        </table:table-row>
        <table:table-row>
          <table:table-cell table:style-name="Tabelle15.A2" office:value-type="string">
            <text:p text:style-name="P7">Inhalt:<text:line-break/></text:p>
            <text:p text:style-name="P7">Nächsten Urlaub sollten wir uns auf jeden Fall die "Passage Verdeau" ansehen: <text:line-break/><text:line-break/>Passage Verdeau <text:line-break/>6 rue de la Grange Batelière <text:line-break/>31 bis rue du Faubourg Montmartre <text:line-break/>75009 Paris </text:p>
          </table:table-cell>
        </table:table-row>
        <table:table-row>
          <table:table-cell table:style-name="Tabelle15.A2" office:value-type="string">
            <text:p text:style-name="P7">Anhang:<text:line-break/>---</text:p>
          </table:table-cell>
        </table:table-row>
      </table:table>
      <text:p text:style-name="P2"/>
      <text:p text:style-name="P3"/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7">Von:<text:line-break/>Benutzerstudie &lt;userstudy@jumpdrive.de&gt;</text:p>
          </table:table-cell>
        </table:table-row>
        <table:table-row>
          <table:table-cell table:style-name="Tabelle16.A2" office:value-type="string">
            <text:p text:style-name="P10"><text:span text:style-name="T2">Betreff:</text:span><text:line-break/>Re: Urban Gardening Guerrilla</text:p>
          </table:table-cell>
        </table:table-row>
        <table:table-row>
          <table:table-cell table:style-name="Tabelle16.A2" office:value-type="string">
            <text:p text:style-name="P7">Inhalt:</text:p>
            <text:p text:style-name="P12">Re: Urban Gardening Guerrilla</text:p>
            <text:p text:style-name="P14"/>
            <text:p text:style-name="P13">Kannst du dir eintragen, dass du Steffani am 19.Juni nochmal Bescheid</text:p>
            <text:p text:style-name="P13">gibst, wo wir uns Treffen.</text:p>
            <text:p text:style-name="P13">Du weist ja wie immer beim alten Güterbahnhof, Rampe 3</text:p>
            <text:p text:style-name="P13"/>
          </table:table-cell>
        </table:table-row>
        <table:table-row>
          <table:table-cell table:style-name="Tabelle16.A2" office:value-type="string">
            <text:p text:style-name="P7">Anhang:<text:line-break/>---</text:p>
          </table:table-cell>
        </table:table-row>
      </table:table>
      <text:p text:style-name="P2"/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P7">Von:<text:line-break/>Benutzerstudie &lt;userstudy@jumpdrive.de&gt;</text:p>
          </table:table-cell>
        </table:table-row>
        <table:table-row>
          <table:table-cell table:style-name="Tabelle17.A2" office:value-type="string">
            <text:p text:style-name="P10"><text:span text:style-name="T2">Betreff:<text:line-break/></text:span>Re: Urlaub<text:line-break/></text:p>
          </table:table-cell>
        </table:table-row>
        <table:table-row>
          <table:table-cell table:style-name="Tabelle17.A2" office:value-type="string">
            <text:p text:style-name="P7">Inhalt:</text:p>
            <text:p text:style-name="P12">Hi,</text:p>
            <text:p text:style-name="P14"/>
            <text:p text:style-name="P13">ja die Passage Verdeau klingt gut - wenn wir dann wieder in Paris sind.</text:p>
            <text:p text:style-name="P13">Bitte vergiss nicht, dass du auf jeden Fall noch die Unterkunft für den</text:p>
            <text:p text:style-name="P13">London-Urlaub 2021 buchen wolltest!</text:p>
            <text:p text:style-name="P13">Trag dir das auf jeden Fall ein, damit du das nicht vergisst.</text:p>
            <text:p text:style-name="P13"/>
          </table:table-cell>
        </table:table-row>
        <table:table-row>
          <table:table-cell table:style-name="Tabelle17.A2" office:value-type="string">
            <text:p text:style-name="P7">Anhang:<text:line-break/>---</text:p>
          </table:table-cell>
        </table:table-row>
      </table:table>
      <text:p text:style-name="P2"/>
      <text:p text:style-name="P3"/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7">Von:<text:line-break/>Benutzerstudie &lt;userstudy@jumpdrive.de&gt;</text:p>
          </table:table-cell>
        </table:table-row>
        <table:table-row>
          <table:table-cell table:style-name="Tabelle18.A2" office:value-type="string">
            <text:p text:style-name="P10"><text:span text:style-name="T2">Betreff:</text:span><text:line-break/>Re: Urban Gardening Guerrilla</text:p>
          </table:table-cell>
        </table:table-row>
        <table:table-row>
          <table:table-cell table:style-name="Tabelle18.A2" office:value-type="string">
            <text:p text:style-name="P7">Inhalt:</text:p>
            <text:p text:style-name="P12"/>
            <text:p text:style-name="P12">Ich hab vorhin in meinem Schrank geschaut und festgestellt, dass ich</text:p>
            <text:p text:style-name="P13">kaum mehr Blumensamen und Seed-Balls hab um die Stadt beim nächsten mal</text:p>
            <text:p text:style-name="P13">grün zu machen. Deswegen zwei Sachen:</text:p>
            <text:p text:style-name="P14"/>
            <text:p text:style-name="P13">- Im Anhang ist die Anleitung zum Basten von Seed-Balls. Die Anleitung</text:p>
            <text:p text:style-name="P13">brauchen wir dann.</text:p>
            <text:p text:style-name="P14"/>
            <text:p text:style-name="P13">- Kannst du bitte bis 12.Juni entsprechend Blumensamen und Material</text:p>
            <text:p text:style-name="P13">einkaufen.?!</text:p>
            <text:p text:style-name="P14"/>
            <text:p text:style-name="P13">Danke</text:p>
            <text:p text:style-name="P13"/>
          </table:table-cell>
        </table:table-row>
        <table:table-row>
          <table:table-cell table:style-name="Tabelle18.A2" office:value-type="string">
            <text:p text:style-name="P7">Anhang:</text:p>
            <text:p text:style-name="P8">Seedbombs.pdf</text:p>
          </table:table-cell>
        </table:table-row>
      </table:table>
      <text:p text:style-name="P2"/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7">Von:<text:line-break/>Benutzerstudie &lt;userstudy@jumpdrive.de&gt;</text:p>
          </table:table-cell>
        </table:table-row>
        <table:table-row>
          <table:table-cell table:style-name="Tabelle19.A2" office:value-type="string">
            <text:p text:style-name="P7">Betreff:</text:p>
            <text:p text:style-name="P10">Re: Bücher</text:p>
          </table:table-cell>
        </table:table-row>
        <table:table-row>
          <table:table-cell table:style-name="Tabelle19.A2" office:value-type="string">
            <text:p text:style-name="P7">Inhalt:</text:p>
            <text:p text:style-name="P12">Und, hast du schon eines der Bücher gelesen, die ich dir vorgeschlagen habe?</text:p>
            <text:p text:style-name="P13">Jetzt steht übrigens der Termin für den nächsten Büchermarkt fest:</text:p>
            <text:p text:style-name="P14"/>
            <text:p text:style-name="P13">Büchermarkt Herbst 2019</text:p>
            <text:p text:style-name="P14"/>
            <text:p text:style-name="P13">21.Sept 2019 ab 9:00</text:p>
            <text:p text:style-name="P13">in der TSG Turnhalle</text:p>
            <text:p text:style-name="P14"/>
            <text:p text:style-name="P13">vielleicht sehen wir uns da ja wieder.</text:p>
            <text:p text:style-name="P14"/>
            <text:p text:style-name="P13">Grüße</text:p>
            <text:p text:style-name="P13"/>
          </table:table-cell>
        </table:table-row>
        <table:table-row>
          <table:table-cell table:style-name="Tabelle19.A2" office:value-type="string">
            <text:p text:style-name="P7">Anhang:<text:line-break/>---</text:p>
          </table:table-cell>
        </table:table-row>
      </table:table>
      <text:p text:style-name="P2"/>
      <text:p text:style-name="P2"/>
      <text:p text:style-name="P2"/>
      <text:p text:style-name="P2"/>
      <table:table table:name="Tabelle20" table:style-name="Tabelle20">
        <table:table-column table:style-name="Tabelle20.A"/>
        <text:soft-page-break/>
        <table:table-row>
          <table:table-cell table:style-name="Tabelle20.A1" office:value-type="string">
            <text:p text:style-name="P7">Von:<text:line-break/>Feel Good Versicherungen &lt;kundenservice@feel-good.de&gt;</text:p>
          </table:table-cell>
        </table:table-row>
        <table:table-row>
          <table:table-cell table:style-name="Tabelle20.A2" office:value-type="string">
            <text:p text:style-name="P7">Betreff:</text:p>
            <text:p text:style-name="P10">Versicherungsschein</text:p>
          </table:table-cell>
        </table:table-row>
        <table:table-row>
          <table:table-cell table:style-name="Tabelle20.A2" office:value-type="string">
            <text:p text:style-name="P7">Inhalt:</text:p>
            <text:p text:style-name="P9">Hallo werter Kunde</text:p>
            <text:p text:style-name="P13">und willkommen bei der Feel Good Versicherung, Ihrem treuen und</text:p>
            <text:p text:style-name="P13">kostenkünstigen Partner rund um Ihre Gesundheit.</text:p>
            <text:p text:style-name="P13">Leider haben wir aktuell ein Problem mit der Ausgabe neuer</text:p>
            <text:p text:style-name="P13">Versicherungskarten. Damit Sie trotzdem unbeschwert zum Arte gehen</text:p>
            <text:p text:style-name="P13">können, finden Sie im Anhang dieser Mail einen aktuellen</text:p>
            <text:p text:style-name="P13">Versicherungsschein.</text:p>
            <text:p text:style-name="P13">Bitte bewahren Sie diese Datei gut auf, da Sie den Versicherungsschein</text:p>
            <text:p text:style-name="P13">für jeden Artbesuch benötigen bis Ihre gültige Versicherungskarte von</text:p>
            <text:p text:style-name="P13">uns erhalten haben.</text:p>
            <text:p text:style-name="P14"/>
            <text:p text:style-name="P13">Mit freundlichen Grüßen,</text:p>
            <text:p text:style-name="P13">Jano Hansen,</text:p>
            <text:p text:style-name="P13">Kundenservice Feel Good Versicherungen</text:p>
            <text:p text:style-name="P13"/>
          </table:table-cell>
        </table:table-row>
        <table:table-row>
          <table:table-cell table:style-name="Tabelle20.A2" office:value-type="string">
            <text:p text:style-name="P7">Anhang:</text:p>
            <text:p text:style-name="P8">Versicherungsschein.pdf</text:p>
          </table:table-cell>
        </table:table-row>
      </table:table>
      <text:p text:style-name="P2"/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7">Von:<text:line-break/>Michael Rabe &lt;michi@rabenhorst.de&gt;</text:p>
          </table:table-cell>
        </table:table-row>
        <table:table-row>
          <table:table-cell table:style-name="Tabelle21.A2" office:value-type="string">
            <text:p text:style-name="P7">Betreff:</text:p>
            <text:p text:style-name="P10">Aktionsabend "Bessere Welt"</text:p>
          </table:table-cell>
        </table:table-row>
        <table:table-row>
          <table:table-cell table:style-name="Tabelle21.A2" office:value-type="string">
            <text:p text:style-name="P7">Inhalt:</text:p>
            <text:p text:style-name="P12">Hi</text:p>
            <text:p text:style-name="P14"/>
            <text:p text:style-name="P13">schade dass du beim Aktionsabend "Bessere Welt" nicht dabei sein kannst.</text:p>
            <text:p text:style-name="P13">Danke dass du uns trotzdem beim Planungstreffen unterstützt. Du hast mir</text:p>
            <text:p text:style-name="P13">von der coolen Anleitung für die Seedballs erzählt und die Präsentation</text:p>
            <text:p text:style-name="P13">zum Wasser in Kenia müsstest du auch noch auf deinem Rechner haben.</text:p>
            <text:p text:style-name="P13">Kannst du bitte beides zum Planungstreffen nächsten Freitag mitbringen?</text:p>
            <text:p text:style-name="P14"/>
            <text:p text:style-name="P13">Planungstreffen "Bessere Welt"</text:p>
            <text:p text:style-name="P13">wann: nächsten Freitag</text:p>
            <text:p text:style-name="P13">wo: bei Michi Rabe</text:p>
            <text:p text:style-name="P14"/>
            <text:p text:style-name="P13">Wie gesagt:</text:p>
            <text:p text:style-name="P13">Speicher dir die beiden Dateien am besten gleich mit den Termin, dann</text:p>
            <text:p text:style-name="P13">hast du sie greifbar</text:p>
            <text:p text:style-name="P14"/>
            <text:p text:style-name="P13">Grüße,</text:p>
            <text:p text:style-name="P13">Michi</text:p>
            <text:p text:style-name="P11"/>
          </table:table-cell>
        </table:table-row>
        <table:table-row>
          <table:table-cell table:style-name="Tabelle21.A2" office:value-type="string">
            <text:p text:style-name="P7">Anhang: ---</text:p>
          </table:table-cell>
        </table:table-row>
      </table:table>
      <text:p text:style-name="P2"/>
      <text:p text:style-name="P2"><text:soft-page-break/>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7">Von:<text:line-break/>Mir &lt;task1@jumpdrive.de&gt;</text:p>
          </table:table-cell>
        </table:table-row>
        <table:table-row>
          <table:table-cell table:style-name="Tabelle22.A2" office:value-type="string">
            <text:p text:style-name="P7">Betreff:</text:p>
            <text:p text:style-name="P10">Fwd: Versicherungsschein</text:p>
          </table:table-cell>
        </table:table-row>
        <table:table-row>
          <table:table-cell table:style-name="Tabelle22.A2" office:value-type="string">
            <text:p text:style-name="P7">Inhalt:</text:p>
            <text:p text:style-name="P7">Wichtig:<text:line-break/>Ich darf auf keinen Fall vergessen den Versicherungsschein zum Zahnarzttermin mitzubringen. Ich sollte mir den Schein da am bessten irgendwo speichern.</text:p>
          </table:table-cell>
        </table:table-row>
        <table:table-row>
          <table:table-cell table:style-name="Tabelle22.A2" office:value-type="string">
            <text:p text:style-name="P7">Anhang:</text:p>
            <text:p text:style-name="P8">Versicherungsschein.pdf</text:p>
          </table:table-cell>
        </table:table-row>
      </table:table>
      <text:p text:style-name="P2"/>
      <text:h text:style-name="P5" text:outline-level="3"/>
      <text:h text:style-name="P5" text:outline-level="3"/>
      <text:h text:style-name="P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z-fixed" svg:font-family="moz-fixed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keep-together="always" fo:keep-with-next="always"/>
      <style:text-properties fo:color="#000000" style:font-name="Calibri" fo:font-family="Calibri" style:font-family-generic="roman" style:font-pitch="variable" fo:font-size="14pt" fo:font-weight="bold" style:font-name-asian="Cambria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Überschrift_20_3_20_ohne_20_Nummer" style:display-name="Überschrift 3 ohne Nummer" style:family="paragraph" style:parent-style-name="Heading_20_3" style:default-outline-level="3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1:23:38.752439065</meta:creation-date>
    <dc:date>2019-08-07T11:25:02.035415117</dc:date>
    <meta:editing-duration>PT1M23S</meta:editing-duration>
    <meta:editing-cycles>1</meta:editing-cycles>
    <meta:document-statistic meta:table-count="13" meta:image-count="0" meta:object-count="0" meta:page-count="7" meta:paragraph-count="142" meta:word-count="759" meta:character-count="5154" meta:non-whitespace-character-count="4520"/>
    <meta:generator>LibreOffice/6.2.5.2$Linux_X86_64 LibreOffice_project/20$Build-2</meta:generator>
  </office:meta>
</office:document-meta>
</file>